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nov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15">
            <text:p>315</text:p>
          </table:table-cell>
          <table:table-cell table:style-name="ce23" office:value-type="float" office:value="95">
            <text:p>9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88">
            <text:p>8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28">
            <text:p>528</text:p>
          </table:table-cell>
          <table:table-cell table:style-name="ce23" office:value-type="float" office:value="51">
            <text:p>5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12">
            <text:p>1612</text:p>
          </table:table-cell>
          <table:table-cell table:style-name="ce23" office:value-type="float" office:value="282">
            <text:p>28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67">
            <text:p>36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72">
            <text:p>7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342">
            <text:p>1342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167">
            <text:p>2167</text:p>
          </table:table-cell>
          <table:table-cell table:style-name="ce23" office:value-type="float" office:value="118">
            <text:p>1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779">
            <text:p>3779</text:p>
          </table:table-cell>
          <table:table-cell table:style-name="ce23" office:value-type="float" office:value="400">
            <text:p>40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